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8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 style:min-row-height="0.395833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 style:min-row-height="0.552083in"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Прокопец Иван Анатоль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script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В</text:span><text:span text:style-name="T30"><text:s/></text:span><text:span text:style-name="T31">чем</text:span><text:span text:style-name="T32"><text:s/></text:span><text:span text:style-name="T33">разница</text:span><text:span text:style-name="T34"><text:s/></text:span><text:span text:style-name="T35">между</text:span><text:span text:style-name="T36"><text:s/></text:span><text:span text:style-name="T37">операторами</text:span><text:span text:style-name="T38"><text:s/>"=="</text:span><text:span text:style-name="T39">и</text:span><text:span text:style-name="T40"><text:s/>"==="?</text:span><text:span text:style-name="T41"/></text:p>
          </table:table-cell>
          <table:table-cell table:style-name="TableCell010201">
            <text:p text:style-name="P9"><text:span text:style-name="T42">В первом случае происходит неявное приведение типов</text:span><text:span text:style-name="T43"/></text:p>
          </table:table-cell>
        </table:table-row>
        <table:table-row table:style-name="TableRow0103">
          <table:table-cell table:style-name="TableCell010300">
            <text:p text:style-name="P12"><text:span text:style-name="T44">Что</text:span><text:span text:style-name="T45"><text:s/></text:span><text:span text:style-name="T46">такое</text:span><text:span text:style-name="T47"><text:s/></text:span><text:span text:style-name="T48">область</text:span><text:span text:style-name="T49"><text:s/></text:span><text:span text:style-name="T50">видимости</text:span><text:span text:style-name="T51"><text:s/>(Scope)?</text:span><text:span text:style-name="T52"/></text:p>
          </table:table-cell>
          <table:table-cell table:style-name="TableCell010301">
            <text:p text:style-name="P12"><text:span text:style-name="T53">Контекст, в котором видны переменные и константы</text:span><text:span text:style-name="T54"/></text:p>
          </table:table-cell>
        </table:table-row>
        <table:table-row table:style-name="TableRow0104">
          <table:table-cell table:style-name="TableCell010400">
            <text:p text:style-name="P15"><text:span text:style-name="T55"><text:s/></text:span><text:span text:style-name="T56">В</text:span><text:span text:style-name="T57"><text:s/></text:span><text:span text:style-name="T58">каких</text:span><text:span text:style-name="T59"><text:s/></text:span><text:span text:style-name="T60">ситуациях</text:span><text:span text:style-name="T61"><text:s/></text:span><text:span text:style-name="T62">следует</text:span><text:span text:style-name="T63"><text:s/></text:span><text:span text:style-name="T64">использовать</text:span><text:span text:style-name="T65"><text:s/></text:span><text:span text:style-name="T66">ключевые</text:span><text:span text:style-name="T67"><text:s/></text:span><text:span text:style-name="T68">слова</text:span><text:span text:style-name="T69"><text:s/>let<text:s/></text:span><text:span text:style-name="T70">и</text:span><text:span text:style-name="T71"><text:s/>const?</text:span><text:span text:style-name="T72"/></text:p>
          </table:table-cell>
          <table:table-cell table:style-name="TableCell010401">
            <text:p text:style-name="P15"><text:span text:style-name="T73">const -<text:s/></text:span><text:span text:style-name="T74">почти во всех случаях, исключение - если переменная должна измениться, например for ... loop</text:span><text:span text:style-name="T75"/></text:p>
          </table:table-cell>
        </table:table-row>
        <table:table-row table:style-name="TableRow0105">
          <table:table-cell table:style-name="TableCell010500">
            <text:p text:style-name="P18"><text:span text:style-name="T76">Что</text:span><text:span text:style-name="T77"><text:s/></text:span><text:span text:style-name="T78">такое</text:span><text:span text:style-name="T79"><text:s/></text:span><text:span text:style-name="T80">прототип</text:span><text:span text:style-name="T81"><text:s/></text:span><text:span text:style-name="T82">объекта</text:span><text:span text:style-name="T83">?</text:span><text:span text:style-name="T84"/></text:p>
          </table:table-cell>
          <table:table-cell table:style-name="TableCell010501">
            <text:p text:style-name="P18"><text:span text:style-name="T85">Объект, от которого наследуются поля и методы</text:span><text:span text:style-name="T86"/></text:p>
          </table:table-cell>
        </table:table-row>
        <table:table-row table:style-name="TableRow0106">
          <table:table-cell table:style-name="TableCell010600">
            <text:p text:style-name="P20"><text:span text:style-name="T87">Какое</text:span><text:span text:style-name="T88"><text:s/></text:span><text:span text:style-name="T89">значение</text:span><text:span text:style-name="T90"><text:s/></text:span><text:span text:style-name="T91">имеет</text:span><text:span text:style-name="T92"><text:s/>this?</text:span><text:span text:style-name="T93"/></text:p>
          </table:table-cell>
          <table:table-cell table:style-name="TableCell010601">
            <text:p text:style-name="P20"><text:span text:style-name="T94">Ссылка на объект, на котором был вызван метод / window / undefined</text:span><text:span text:style-name="T95"/></text:p>
          </table:table-cell>
        </table:table-row>
        <table:table-row table:style-name="TableRow0107">
          <table:table-cell table:style-name="TableCell010700">
            <text:p text:style-name="P22"><text:span text:style-name="T96">Какими</text:span><text:span text:style-name="T97"><text:s/></text:span><text:span text:style-name="T98">способами</text:span><text:span text:style-name="T99"><text:s/></text:span><text:span text:style-name="T100">можно</text:span><text:span text:style-name="T101"><text:s/></text:span><text:span text:style-name="T102">клонировать</text:span><text:span text:style-name="T103"><text:s/></text:span><text:span text:style-name="T104">объект</text:span><text:span text:style-name="T105">?</text:span><text:span text:style-name="T106"/></text:p>
          </table:table-cell>
          <table:table-cell table:style-name="TableCell010701">
            <text:p text:style-name="P22"><text:span text:style-name="T107">Object.assign, { ...obj }, JSON.stringify,<text:s/></text:span><text:span text:style-name="T108">рекурсивный<text:s/></text:span><text:span text:style-name="T109">for ... in</text:span><text:span text:style-name="T110"/></text:p>
          </table:table-cell>
        </table:table-row>
        <table:table-row table:style-name="TableRow0108">
          <table:table-cell table:style-name="TableCell010800">
            <text:p text:style-name="P24"><text:span text:style-name="T111">Что</text:span><text:span text:style-name="T112"><text:s/></text:span><text:span text:style-name="T113">такое</text:span><text:span text:style-name="T114"><text:s/>XMLHttpRequest<text:s/></text:span><text:span text:style-name="T115">и</text:span><text:span text:style-name="T116"><text:s/></text:span><text:span text:style-name="T117">зачем</text:span><text:span text:style-name="T118"><text:s/></text:span><text:span text:style-name="T119">он</text:span><text:span text:style-name="T120"><text:s/></text:span><text:span text:style-name="T121">нужен</text:span><text:span text:style-name="T122">?</text:span><text:span text:style-name="T123"/></text:p>
          </table:table-cell>
          <table:table-cell table:style-name="TableCell010801">
            <text:p text:style-name="P24"><text:span text:style-name="T124">low-level (</text:span><text:span text:style-name="T125">по сравнению с fetch) API для общения с сервером</text:span><text:span text:style-name="T126"/></text:p>
          </table:table-cell>
        </table:table-row>
        <table:table-row table:style-name="TableRow0109">
          <table:table-cell table:style-name="TableCell010900" table:number-columns-spanned="2">
            <text:p text:style-name="P27"><text:span text:style-name="T127">Разное</text:span><text:span text:style-name="T128"/></text:p>
          </table:table-cell>
          <table:covered-table-cell/>
        </table:table-row>
        <table:table-row table:style-name="TableRow0110">
          <table:table-cell table:style-name="TableCell011000">
            <text:p text:style-name="P30"><text:span text:style-name="T129">Что</text:span><text:span text:style-name="T130"><text:s/></text:span><text:span text:style-name="T131">такое</text:span><text:span text:style-name="T132"><text:s/>cookies?</text:span><text:span text:style-name="T133"/></text:p>
          </table:table-cell>
          <table:table-cell table:style-name="TableCell011001">
            <text:p text:style-name="P30"><text:span text:style-name="T134">один из способов сохранить данные на клиенте</text:span><text:span text:style-name="T135"/></text:p>
          </table:table-cell>
        </table:table-row>
        <table:table-row table:style-name="TableRow0111">
          <table:table-cell table:style-name="TableCell011100">
            <text:p text:style-name="P32"><text:span text:style-name="T136">В</text:span><text:span text:style-name="T137"><text:s/></text:span><text:span text:style-name="T138">чем</text:span><text:span text:style-name="T139"><text:s/></text:span><text:span text:style-name="T140">разница</text:span><text:span text:style-name="T141"><text:s/></text:span><text:span text:style-name="T142">между</text:span><text:span text:style-name="T143"><text:s/>padding<text:s/></text:span><text:span text:style-name="T144">и</text:span><text:span text:style-name="T145"><text:s/>margin?</text:span><text:span text:style-name="T146"/></text:p>
          </table:table-cell>
          <table:table-cell table:style-name="TableCell011101">
            <text:p text:style-name="P32"><text:span text:style-name="T147">padding -<text:s/></text:span><text:span text:style-name="T148">для отступов внутри контейнера, margin - за его пределами</text:span><text:span text:style-name="T149"/></text:p>
          </table:table-cell>
        </table:table-row>
        <table:table-row table:style-name="TableRow0112">
          <table:table-cell table:style-name="TableCell011200">
            <text:p text:style-name="P34"><text:span text:style-name="T150">Что</text:span><text:span text:style-name="T151"><text:s/></text:span><text:span text:style-name="T152">такое</text:span><text:span text:style-name="T153"><text:s/></text:span><text:span text:style-name="T154">сессии</text:span><text:span text:style-name="T155"><text:s/></text:span><text:span text:style-name="T156">и</text:span><text:span text:style-name="T157"><text:s/></text:span><text:span text:style-name="T158">зачем</text:span><text:span text:style-name="T159"><text:s/></text:span><text:span text:style-name="T160">они</text:span><text:span text:style-name="T161"><text:s/></text:span><text:span text:style-name="T162">используются</text:span><text:span text:style-name="T163">?</text:span><text:span text:style-name="T164"/></text:p>
          </table:table-cell>
          <table:table-cell table:style-name="TableCell011201">
            <text:p text:style-name="P34"><text:span text:style-name="T165">для временного хранения информации, которая должна быть удалена после закрытия вкладки</text:span><text:span text:style-name="T166"/></text:p>
          </table:table-cell>
        </table:table-row>
        <table:table-row table:style-name="TableRow0113">
          <table:table-cell table:style-name="TableCell011300">
            <text:p text:style-name="P36"><text:span text:style-name="T167">Опишите</text:span><text:span text:style-name="T168"><text:s/></text:span><text:span text:style-name="T169">что</text:span><text:span text:style-name="T170"><text:s/></text:span><text:span text:style-name="T171">будет</text:span><text:span text:style-name="T172"><text:s/></text:span><text:span text:style-name="T173">происходить</text:span><text:span text:style-name="T174"><text:s/></text:span><text:span text:style-name="T175">«</text:span><text:span text:style-name="T176">под</text:span><text:span text:style-name="T177"><text:s/></text:span><text:span text:style-name="T178">капотом</text:span><text:span text:style-name="T179">»<text:s/></text:span><text:span text:style-name="T180">после</text:span><text:span text:style-name="T181"><text:s/></text:span><text:span text:style-name="T182">ввода</text:span><text:span text:style-name="T183"><text:s/></text:span><text:span text:style-name="T184">адреса</text:span><text:span text:style-name="T185"><text:s/></text:span><text:span text:style-name="T186">сайта</text:span><text:span text:style-name="T187"><text:s/></text:span><text:span text:style-name="T188">в</text:span><text:span text:style-name="T189"><text:s/></text:span><text:span text:style-name="T190">браузере</text:span><text:span text:style-name="T191"><text:s/></text:span><text:span text:style-name="T192">и</text:span><text:span text:style-name="T193"><text:s/></text:span><text:span text:style-name="T194">нажатия</text:span><text:span text:style-name="T195"><text:s/>Enter?</text:span><text:span text:style-name="T196"/></text:p>
          </table:table-cell>
          <table:table-cell table:style-name="TableCell011301">
            <text:p text:style-name="P36"><text:span text:style-name="T197">DNS lookup, HTTP<text:s/></text:span><text:span text:style-name="T198">запрос на сервер, HTTP ответ от сервера с данными</text:span><text:span text:style-name="T199"/></text:p>
          </table:table-cell>
        </table:table-row>
      </table:table>
      <text:p text:style-name="P38"><text:span text:style-name="T1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